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31cm" style:rel-column-width="10544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3cm" style:rel-column-width="224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Feb 9<text:span text:style-name="T1">th</text:span> To Feb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February 10</text:p>
            <text:p text:style-name="P5">(1:30 – 3:00)</text:p>
          </table:table-cell>
          <table:table-cell table:style-name="Table2.A2" office:value-type="string">
            <text:p text:style-name="P5">All team members attended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February 12</text:p>
            <text:p text:style-name="P5">(3:00 – 3:30)</text:p>
          </table:table-cell>
          <table:table-cell table:style-name="Table2.A2" office:value-type="string">
            <text:p text:style-name="P5">Albert And Mitch Attended, Anthony Working From Home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4" office:value-type="float" office:value="8">
            <text:p text:style-name="P5">8</text:p>
          </table:table-cell>
          <table:table-cell table:style-name="Table1.A2" office:value-type="string">
            <text:p text:style-name="P4">- Added in the clearing object which will contain all the logic for the character moving among tiles</text:p>
            <text:p text:style-name="P4"/>
            <text:p text:style-name="P4">- Connected clearing objects together within the view</text:p>
            <text:p text:style-name="P4"/>
            <text:p text:style-name="P4">- Integrated movement, hiding, and player hotseat cycling into the view of the game</text:p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15T00:42:52.34</dc:date>
    <meta:editing-duration>PT10M25S</meta:editing-duration>
    <meta:editing-cycles>6</meta:editing-cycles>
    <meta:generator>OpenOffice/4.1.0$Win32 OpenOffice.org_project/410m18$Build-9764</meta:generator>
    <meta:document-statistic meta:table-count="2" meta:image-count="0" meta:object-count="0" meta:page-count="1" meta:paragraph-count="23" meta:word-count="105" meta:character-count="599"/>
  </office:meta>
</office:document-meta>
</file>